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7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style:text-position="sub 58%" fo:font-family="'Courier New'" style:font-pitch="fixed" fo:font-size="10pt"/>
    </style:style>
    <style:style style:name="T4" style:family="text">
      <style:text-properties fo:font-family="'Courier New'" style:font-pitch="fixed" fo:font-size="10pt"/>
    </style:style>
    <style:style style:name="T5" style:family="text">
      <style:text-properties style:text-position="sub 58%" fo:font-family="'Courier New'" style:font-pitch="fixed" fo:font-size="10pt"/>
    </style:style>
    <style:style style:name="T6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cm" svg:height="4.021cm" svg:x="0.499cm" svg:y="0.2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4782.0089955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4.021cm" svg:x="3.196cm" svg:y="0.2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4.021cm" svg:x="5.842cm" svg:y="0.2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36cm" svg:y="3.56cm">
          <draw:text-box>
            <text:p text:style-name="P3"><text:span text:style-name="T2"><text:s/></text:span><text:span text:style-name="T2">o </text:span></text:p>
          </draw:text-box>
        </draw:frame>
        <draw:frame draw:style-name="gr3" draw:text-style-name="P4" draw:layer="layout" svg:width="0.761cm" svg:height="0.502cm" svg:x="-0.136cm" svg:y="0.744cm">
          <draw:text-box>
            <text:p text:style-name="P3"><text:span text:style-name="T2"><text:s/></text:span><text:span text:style-name="T2">a</text:span><text:span text:style-name="T3">1</text:span><text:span text:style-name="T2"> </text:span></text:p>
          </draw:text-box>
        </draw:frame>
        <draw:connector draw:style-name="gr4" draw:text-style-name="P5" draw:layer="layout" draw:type="curve" svg:x1="0.978cm" svg:y1="2.086cm" svg:x2="1.498cm" svg:y2="3.58cm" draw:start-shape="id1" draw:start-glue-point="8" draw:end-shape="id2" draw:end-glue-point="4">
          <text:p text:style-name="P3"/>
        </draw:connector>
        <draw:frame draw:style-name="gr5" draw:text-style-name="P6" draw:layer="layout" svg:width="0.337cm" svg:height="0.502cm" svg:x="1.369cm" svg:y="4.3cm">
          <draw:text-box>
            <text:p text:style-name="P3"><text:span text:style-name="T4">o</text:span><text:span text:style-name="T5">1</text:span></text:p>
          </draw:text-box>
        </draw:frame>
        <draw:frame draw:style-name="gr5" draw:text-style-name="P7" draw:layer="layout" svg:width="0.337cm" svg:height="0.502cm" svg:x="6.712cm" svg:y="4.3cm">
          <draw:text-box>
            <text:p text:style-name="P3"><text:span text:style-name="T6">o</text:span><text:span text:style-name="T5">T</text:span></text:p>
          </draw:text-box>
        </draw:frame>
        <draw:frame draw:style-name="gr5" draw:text-style-name="P6" draw:layer="layout" svg:width="1.975cm" svg:height="0.502cm" svg:x="3.331cm" svg:y="4.3cm">
          <draw:text-box>
            <text:p text:style-name="P3"><text:span text:style-name="T4">o</text:span><text:span text:style-name="T5">2</text:span><text:span text:style-name="T6">,...,o</text:span><text:span text:style-name="T5">T-1</text:span></text:p>
          </draw:text-box>
        </draw:frame>
        <draw:custom-shape draw:style-name="gr6" draw:text-style-name="P5" draw:id="id3" draw:layer="layout" svg:width="0.38cm" svg:height="0.38cm" svg:x="1.309cm" svg:y="0.7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" draw:layer="layout" svg:width="0.38cm" svg:height="0.38cm" svg:x="1.309cm" svg:y="3.5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4" draw:layer="layout" svg:width="0.38cm" svg:height="0.38cm" svg:x="4.006cm" svg:y="0.7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5" draw:layer="layout" svg:width="0.38cm" svg:height="0.38cm" svg:x="6.652cm" svg:y="0.7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1.689cm" svg:y1="0.942cm" svg:x2="4.006cm" svg:y2="0.942cm" draw:start-shape="id3" draw:start-glue-point="10" draw:end-shape="id4" draw:end-glue-point="6">
          <text:p text:style-name="P3"/>
        </draw:connector>
        <draw:connector draw:style-name="gr4" draw:text-style-name="P5" draw:layer="layout" draw:type="curve" svg:x1="4.386cm" svg:y1="0.942cm" svg:x2="6.652cm" svg:y2="0.942cm" draw:start-shape="id4" draw:start-glue-point="10" draw:end-shape="id5" draw:end-glue-point="6">
          <text:p text:style-name="P3"/>
        </draw:connector>
        <draw:custom-shape draw:style-name="gr6" draw:text-style-name="P5" draw:id="id1" draw:layer="layout" svg:width="0.38cm" svg:height="0.38cm" svg:x="0.789cm" svg:y="1.7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7" draw:layer="layout" svg:width="0.38cm" svg:height="0.38cm" svg:x="1.826cm" svg:y="2.5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6" draw:layer="layout" svg:width="0.38cm" svg:height="0.38cm" svg:x="1.313cm" svg:y="2.1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1.502cm" svg:y1="2.57cm" svg:x2="1.498cm" svg:y2="3.58cm" draw:start-shape="id6" draw:start-glue-point="8" draw:end-shape="id2" draw:end-glue-point="4">
          <text:p text:style-name="P3"/>
        </draw:connector>
        <draw:connector draw:style-name="gr4" draw:text-style-name="P5" draw:layer="layout" draw:type="curve" svg:x1="2.015cm" svg:y1="2.966cm" svg:x2="1.498cm" svg:y2="3.58cm" draw:start-shape="id7" draw:start-glue-point="8" draw:end-shape="id2" draw:end-glue-point="4">
          <text:p text:style-name="P3"/>
        </draw:connector>
        <draw:connector draw:style-name="gr4" draw:text-style-name="P5" draw:layer="layout" draw:type="curve" svg:x1="1.498cm" svg:y1="1.133cm" svg:x2="2.015cm" svg:y2="2.586cm" draw:start-shape="id3" draw:start-glue-point="8" draw:end-shape="id7" draw:end-glue-point="4">
          <text:p text:style-name="P3"/>
        </draw:connector>
        <draw:connector draw:style-name="gr4" draw:text-style-name="P5" draw:layer="layout" draw:type="curve" svg:x1="1.498cm" svg:y1="1.133cm" svg:x2="1.502cm" svg:y2="2.19cm" draw:start-shape="id3" draw:start-glue-point="8" draw:end-shape="id6" draw:end-glue-point="4">
          <text:p text:style-name="P3"/>
        </draw:connector>
        <draw:connector draw:style-name="gr4" draw:text-style-name="P5" draw:layer="layout" draw:type="curve" svg:x1="1.498cm" svg:y1="1.133cm" svg:x2="0.978cm" svg:y2="1.706cm" draw:start-shape="id3" draw:start-glue-point="8" draw:end-shape="id1" draw:end-glue-point="4">
          <text:p text:style-name="P3"/>
        </draw:connector>
        <draw:frame draw:style-name="gr3" draw:text-style-name="P4" draw:layer="layout" svg:width="0.761cm" svg:height="0.502cm" svg:x="-0.136cm" svg:y="1.645cm">
          <draw:text-box>
            <text:p text:style-name="P3"><text:span text:style-name="T2"><text:s/></text:span><text:span text:style-name="T2">a</text:span><text:span text:style-name="T3">2</text:span><text:span text:style-name="T2"> </text:span></text:p>
          </draw:text-box>
        </draw:frame>
        <draw:frame draw:style-name="gr3" draw:text-style-name="P4" draw:layer="layout" svg:width="0.761cm" svg:height="0.502cm" svg:x="-0.136cm" svg:y="2.129cm">
          <draw:text-box>
            <text:p text:style-name="P3"><text:span text:style-name="T2"><text:s/></text:span><text:span text:style-name="T2">a</text:span><text:span text:style-name="T3">3</text:span><text:span text:style-name="T2"> </text:span></text:p>
          </draw:text-box>
        </draw:frame>
        <draw:frame draw:style-name="gr3" draw:text-style-name="P4" draw:layer="layout" svg:width="0.761cm" svg:height="0.502cm" svg:x="-0.136cm" svg:y="2.525cm">
          <draw:text-box>
            <text:p text:style-name="P3"><text:span text:style-name="T2"><text:s/></text:span><text:span text:style-name="T2">a</text:span><text:span text:style-name="T3">4</text:span><text:span text:style-name="T2"> </text:span></text:p>
          </draw:text-box>
        </draw:frame>
        <draw:connector draw:style-name="gr4" draw:text-style-name="P5" draw:layer="layout" draw:type="curve" svg:x1="3.679cm" svg:y1="2.086cm" svg:x2="4.199cm" svg:y2="3.58cm" draw:start-shape="id8" draw:start-glue-point="8" draw:end-shape="id9" draw:end-glue-point="4">
          <text:p text:style-name="P3"/>
        </draw:connector>
        <draw:custom-shape draw:style-name="gr7" draw:text-style-name="P5" draw:id="id9" draw:layer="layout" svg:width="0.38cm" svg:height="0.38cm" svg:x="4.01cm" svg:y="3.5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8" draw:layer="layout" svg:width="0.38cm" svg:height="0.38cm" svg:x="3.49cm" svg:y="1.7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1" draw:layer="layout" svg:width="0.38cm" svg:height="0.38cm" svg:x="4.527cm" svg:y="2.5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0" draw:layer="layout" svg:width="0.38cm" svg:height="0.38cm" svg:x="4.014cm" svg:y="2.1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4.203cm" svg:y1="2.57cm" svg:x2="4.199cm" svg:y2="3.58cm" draw:start-shape="id10" draw:start-glue-point="8" draw:end-shape="id9" draw:end-glue-point="4">
          <text:p text:style-name="P3"/>
        </draw:connector>
        <draw:connector draw:style-name="gr4" draw:text-style-name="P5" draw:layer="layout" draw:type="curve" svg:x1="4.716cm" svg:y1="2.966cm" svg:x2="4.199cm" svg:y2="3.58cm" draw:start-shape="id11" draw:start-glue-point="8" draw:end-shape="id9" draw:end-glue-point="4">
          <text:p text:style-name="P3"/>
        </draw:connector>
        <draw:connector draw:style-name="gr4" draw:text-style-name="P5" draw:layer="layout" draw:type="curve" svg:x1="4.195cm" svg:y1="1.133cm" svg:x2="4.716cm" svg:y2="2.586cm" draw:start-shape="id4" draw:start-glue-point="8" draw:end-shape="id11" draw:end-glue-point="4">
          <text:p text:style-name="P3"/>
        </draw:connector>
        <draw:connector draw:style-name="gr4" draw:text-style-name="P5" draw:layer="layout" draw:type="curve" svg:x1="4.195cm" svg:y1="1.133cm" svg:x2="4.203cm" svg:y2="2.19cm" draw:start-shape="id4" draw:start-glue-point="8" draw:end-shape="id10" draw:end-glue-point="4">
          <text:p text:style-name="P3"/>
        </draw:connector>
        <draw:connector draw:style-name="gr4" draw:text-style-name="P5" draw:layer="layout" draw:type="curve" svg:x1="4.195cm" svg:y1="1.133cm" svg:x2="3.679cm" svg:y2="1.706cm" draw:start-shape="id4" draw:start-glue-point="8" draw:end-shape="id8" draw:end-glue-point="4">
          <text:p text:style-name="P3"/>
        </draw:connector>
        <draw:connector draw:style-name="gr4" draw:text-style-name="P5" draw:layer="layout" draw:type="curve" svg:x1="6.332cm" svg:y1="2.086cm" svg:x2="6.852cm" svg:y2="3.58cm" draw:start-shape="id12" draw:start-glue-point="8" draw:end-shape="id13" draw:end-glue-point="4">
          <text:p text:style-name="P3"/>
        </draw:connector>
        <draw:custom-shape draw:style-name="gr7" draw:text-style-name="P5" draw:id="id13" draw:layer="layout" svg:width="0.38cm" svg:height="0.38cm" svg:x="6.663cm" svg:y="3.5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2" draw:layer="layout" svg:width="0.38cm" svg:height="0.38cm" svg:x="6.143cm" svg:y="1.7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5" draw:layer="layout" svg:width="0.38cm" svg:height="0.38cm" svg:x="7.18cm" svg:y="2.5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5" draw:id="id14" draw:layer="layout" svg:width="0.38cm" svg:height="0.38cm" svg:x="6.667cm" svg:y="2.1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6.856cm" svg:y1="2.57cm" svg:x2="6.852cm" svg:y2="3.58cm" draw:start-shape="id14" draw:start-glue-point="8" draw:end-shape="id13" draw:end-glue-point="4">
          <text:p text:style-name="P3"/>
        </draw:connector>
        <draw:connector draw:style-name="gr4" draw:text-style-name="P5" draw:layer="layout" draw:type="curve" svg:x1="7.369cm" svg:y1="2.966cm" svg:x2="6.852cm" svg:y2="3.58cm" draw:start-shape="id15" draw:start-glue-point="8" draw:end-shape="id13" draw:end-glue-point="4">
          <text:p text:style-name="P3"/>
        </draw:connector>
        <draw:connector draw:style-name="gr4" draw:text-style-name="P5" draw:layer="layout" draw:type="curve" svg:x1="6.841cm" svg:y1="1.133cm" svg:x2="7.369cm" svg:y2="2.586cm" draw:start-shape="id5" draw:start-glue-point="8" draw:end-shape="id15" draw:end-glue-point="4">
          <text:p text:style-name="P3"/>
        </draw:connector>
        <draw:connector draw:style-name="gr4" draw:text-style-name="P5" draw:layer="layout" draw:type="curve" svg:x1="6.841cm" svg:y1="1.133cm" svg:x2="6.856cm" svg:y2="2.19cm" draw:start-shape="id5" draw:start-glue-point="8" draw:end-shape="id14" draw:end-glue-point="4">
          <text:p text:style-name="P3"/>
        </draw:connector>
        <draw:connector draw:style-name="gr4" draw:text-style-name="P5" draw:layer="layout" draw:type="curve" svg:x1="6.841cm" svg:y1="1.133cm" svg:x2="6.332cm" svg:y2="1.706cm" draw:start-shape="id5" draw:start-glue-point="8" draw:end-shape="id12" draw:end-glue-point="4">
          <text:p text:style-name="P3"/>
        </draw:connector>
        <draw:connector draw:style-name="gr4" draw:text-style-name="P5" draw:layer="layout" draw:type="curve" svg:x1="4.907cm" svg:y1="2.775cm" svg:x2="7.18cm" svg:y2="2.775cm" draw:start-shape="id11" draw:start-glue-point="10" draw:end-shape="id15" draw:end-glue-point="6">
          <text:p text:style-name="P3"/>
        </draw:connector>
        <draw:connector draw:style-name="gr4" draw:text-style-name="P5" draw:layer="layout" draw:type="curve" svg:x1="4.394cm" svg:y1="2.379cm" svg:x2="6.667cm" svg:y2="2.379cm" draw:start-shape="id10" draw:start-glue-point="10" draw:end-shape="id14" draw:end-glue-point="6">
          <text:p text:style-name="P3"/>
        </draw:connector>
        <draw:connector draw:style-name="gr4" draw:text-style-name="P5" draw:layer="layout" draw:type="curve" svg:x1="3.87cm" svg:y1="1.895cm" svg:x2="6.143cm" svg:y2="1.895cm" draw:start-shape="id8" draw:start-glue-point="10" draw:end-shape="id12" draw:end-glue-point="6">
          <text:p text:style-name="P3"/>
        </draw:connector>
        <draw:connector draw:style-name="gr4" draw:text-style-name="P5" draw:layer="layout" draw:type="curve" svg:x1="2.206cm" svg:y1="2.775cm" svg:x2="4.527cm" svg:y2="2.775cm" draw:start-shape="id7" draw:start-glue-point="10" draw:end-shape="id11" draw:end-glue-point="6">
          <text:p text:style-name="P3"/>
        </draw:connector>
        <draw:connector draw:style-name="gr4" draw:text-style-name="P5" draw:layer="layout" draw:type="curve" svg:x1="1.693cm" svg:y1="2.379cm" svg:x2="4.014cm" svg:y2="2.379cm" draw:start-shape="id6" draw:start-glue-point="10" draw:end-shape="id10" draw:end-glue-point="6">
          <text:p text:style-name="P3"/>
        </draw:connector>
        <draw:connector draw:style-name="gr4" draw:text-style-name="P5" draw:layer="layout" draw:type="curve" svg:x1="1.169cm" svg:y1="1.895cm" svg:x2="3.49cm" svg:y2="1.895cm" draw:start-shape="id1" draw:start-glue-point="10" draw:end-shape="id8" draw:end-glue-point="6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1-23T13:16:50</dc:date>
    <dc:language>en-US</dc:language>
    <meta:editing-cycles>42</meta:editing-cycles>
    <meta:editing-duration>PT9H11M46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